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112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GODLY PERSON'S CONSECRATION (112:1, 4-5, 9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GODLY PERSON'S CONSECRATION (112:1, 4-5, 9)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He fears God and loves his word (112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He is compassionate and righteous (112:4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e gives freely and generously (112:4-5, 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3" draw:style-name="a510" draw:master-page-name="Master1-Layout12-tx-Title-and-Text" presentation:presentation-page-layout-name="Master1-PPL12" draw:id="Slide-258">
        <draw:frame draw:id="id94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112<text:s text:c="1"/></text:span><text:span text:style-name="a512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GODLY PERSON'S CONSECRATION (112:1, 4-5, 9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GODLY PERSON'S COMPENSATION (112:2-3, 6-8, 9, 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3-twoColTx-Title-and-2-Column-Text" presentation:presentation-page-layout-name="Master1-PPL13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GODLY PERSON'S COMPENSATION (112:2-3, 6-8, 9, 10)<text:s text:c="1"/></text:span><text:span text:style-name="a527" text:class-names=""/></text:p>
          </draw:text-box>
          <svg:title/>
          <svg:desc/>
        </draw:frame>
        <draw:frame draw:id="id97" presentation:style-name="a542" draw:name="Text Placeholder 2" svg:x="1.38021in" svg:y="2in" svg:width="4.61632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His children will be successful (112: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e will have influence and honor (112:9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financial needs are met (1112:3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  <draw:frame draw:id="id98" presentation:style-name="a558" draw:name="Text Placeholder 3" svg:x="6.16319in" svg:y="2in" svg:width="4.61632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He is secure and never shaken by evil circumstances (112:6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e and his good deeds are not forgotten (112:3, 6, 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e does not fear bad news (112:7-8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e triumphs over his foes (112:8, 10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5" draw:style-name="a559" draw:master-page-name="Master1-Layout12-tx-Title-and-Text" presentation:presentation-page-layout-name="Master1-PPL12" draw:id="Slide-260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PSALM 112<text:s text:c="1"/></text:span><text:span text:style-name="a561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THE GODLY PERSON'S CONSECRATION (112:1, 4-5, 9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HE GODLY PERSON'S COMPENSATION (112:2-3, 6-8, 9, 10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2 </dc:title>
    <meta:initial-creator>David STRICKLAND</meta:initial-creator>
    <dc:creator>David STRICKLAND</dc:creator>
    <meta:creation-date>2020-02-22T17:39:30Z</meta:creation-date>
    <dc:date>2020-02-22T17:39:30Z</dc:date>
    <meta:template xlink:href="BibleStudy" xlink:type="simple"/>
    <meta:editing-cycles>1</meta:editing-cycles>
    <meta:editing-duration>PT0S</meta:editing-duration>
    <meta:document-statistic meta:paragraph-count="20" meta:word-count="198"/>
  </office:meta>
</office:document-meta>
</file>